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104000000CB24525A87.gif" manifest:media-type="image/gif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2773ec" officeooo:paragraph-rsid="002773ec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773ec" officeooo:paragraph-rsid="0028dad9"/>
    </style:style>
    <style:style style:name="P5" style:family="paragraph" style:parent-style-name="Standard" style:list-style-name="L1">
      <style:paragraph-properties fo:line-height="125%" fo:text-align="start" style:justify-single-word="false"/>
      <style:text-properties style:text-position="0% 100%" officeooo:rsid="002773ec" officeooo:paragraph-rsid="0028dad9"/>
    </style:style>
    <style:style style:name="P6" style:family="paragraph" style:parent-style-name="Standard" style:list-style-name="L1">
      <style:paragraph-properties fo:line-height="125%" fo:text-align="start" style:justify-single-word="false"/>
      <style:text-properties style:text-position="0% 100%" officeooo:rsid="002773ec" officeooo:paragraph-rsid="002773ec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cb04a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cb04a" officeooo:paragraph-rsid="002cb04a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dc735" officeooo:paragraph-rsid="002dc735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dc735" officeooo:paragraph-rsid="002dc735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e5848" officeooo:paragraph-rsid="002e5848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2e5848" officeooo:paragraph-rsid="002e5848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fb472" officeooo:paragraph-rsid="002fb472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2fb472" officeooo:paragraph-rsid="002fb472"/>
    </style:style>
    <style:style style:name="P15" style:family="paragraph" style:parent-style-name="Standard">
      <style:paragraph-properties fo:text-align="center" style:justify-single-word="false"/>
      <style:text-properties officeooo:paragraph-rsid="001f667d"/>
    </style:style>
    <style:style style:name="P16" style:family="paragraph" style:parent-style-name="Standard">
      <style:paragraph-properties fo:text-align="start" style:justify-single-word="false"/>
      <style:text-properties officeooo:paragraph-rsid="002fb472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773ec"/>
    </style:style>
    <style:style style:name="T4" style:family="text">
      <style:text-properties officeooo:rsid="0028dad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parallel" style:number-wrapped-paragraphs="no-limit" style:wrap-contour="false" style:vertical-pos="from-top" fo:background-color="transparent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Quiz</text:span> <text:variable-set text:name="Assignment" office:value-type="float" office:value="1" style:data-style-name="N0">1</text:variable-set>: <text:span text:style-name="T3">Motion</text:span></text:p>
      <text:p text:style-name="P2"/>
      <text:list xml:id="list1886486035927575352" text:style-name="L1">
        <text:list-item>
          <text:p text:style-name="P3">While baking a cake, Isaiah realizes that he is out of butter. <text:s/>He gets on his bicycle, and rides to the nearest 7-11, 0.5 miles <text:span text:style-name="T4">to the East</text:span>, where he buys some butter. <text:s/>He then rides his bicycle back home. <text:s/>What are Isaiah's distance traveled and displacement <text:span text:style-name="T4">for the entire round-trip journey</text:span>?</text:p>
          <text:list>
            <text:list-item>
              <text:p text:style-name="P5"><text:s/><draw:frame draw:style-name="fr2" draw:name="Object3" text:anchor-type="as-char" svg:y="-0.1484in" svg:width="0.7075in" svg:height="0.224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2" draw:name="Object4" text:anchor-type="as-char" svg:y="-0.1484in" svg:width="0.7752in" svg:height="0.224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6"><text:s/><draw:frame draw:style-name="fr2" draw:name="Object1" text:anchor-type="as-char" svg:y="-0.1484in" svg:width="0.9in" svg:height="0.2244in" draw:z-index="2"><draw:object xlink:href="./Object 1" xlink:type="simple" xlink:show="embed" xlink:actuate="onLoad"/><draw:image xlink:href="./ObjectReplacements/Object 1" xlink:type="simple" xlink:show="embed" xlink:actuate="onLoad"/></draw:frame>and <draw:frame draw:style-name="fr2" draw:name="Object2" text:anchor-type="as-char" svg:y="-0.1484in" svg:width="1.2346in" svg:height="0.224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5"><text:s/><draw:frame draw:style-name="fr2" draw:name="Object5" text:anchor-type="as-char" svg:y="-0.1484in" svg:width="0.7752in" svg:height="0.224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and <draw:frame draw:style-name="fr2" draw:name="Object6" text:anchor-type="as-char" svg:y="-0.1484in" svg:width="0.7752in" svg:height="0.224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5"><text:s/><draw:frame draw:style-name="fr2" draw:name="Object7" text:anchor-type="as-char" svg:y="-0.1484in" svg:width="0.7075in" svg:height="0.224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and <draw:frame draw:style-name="fr2" draw:name="Object8" text:anchor-type="as-char" svg:y="-0.1484in" svg:width="1.1063in" svg:height="0.224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</text:list-item>
      </text:list>
      <text:p text:style-name="P4"/>
      <text:list xml:id="list75558222914935" text:continue-numbering="true" text:style-name="L1">
        <text:list-item>
          <text:p text:style-name="P7">Two objects are traveling at the same speed. <text:s/>Does this mean that they have the same velocity?</text:p>
          <text:list>
            <text:list-item>
              <text:p text:style-name="P7">Yes, because velocity and speed are the synonyms.</text:p>
            </text:list-item>
            <text:list-item>
              <text:p text:style-name="P7">Yes, because velocity is speed with a direction. <text:s/></text:p>
            </text:list-item>
            <text:list-item>
              <text:p text:style-name="P7">No, because the objects could be traveling in different directions.</text:p>
            </text:list-item>
            <text:list-item>
              <text:p text:style-name="P7">No, because speed and velocity are unrelated. <text:s/></text:p>
            </text:list-item>
          </text:list>
        </text:list-item>
      </text:list>
      <text:p text:style-name="P8"/>
      <text:list xml:id="list75558384579044" text:continue-numbering="true" text:style-name="L1">
        <text:list-item>
          <text:p text:style-name="P7">The North American continental plate is currently drifting away from the European plate with a velocity of about 9.05 x 10<text:span text:style-name="T2">-10</text:span> m/s to the west. <text:s/>At this rate, how long will it take for North America to be 1600 meters (about 1 mile) farther away from Europe? <text:s/></text:p>
          <text:list>
            <text:list-item>
              <text:p text:style-name="P7">5.656 x 10<text:span text:style-name="T2">-10</text:span> s</text:p>
            </text:list-item>
            <text:list-item>
              <text:p text:style-name="P9">1.448 x 10<text:span text:style-name="T2">-6</text:span> s</text:p>
            </text:list-item>
            <text:list-item>
              <text:p text:style-name="P7">1.767 x 10<text:span text:style-name="T2">12</text:span> s</text:p>
            </text:list-item>
            <text:list-item>
              <text:p text:style-name="P9">There is not enough information do determine the answer to this question.</text:p>
            </text:list-item>
          </text:list>
        </text:list-item>
      </text:list>
      <text:p text:style-name="P10"/>
      <text:list xml:id="list75558272400267" text:continue-numbering="true" text:style-name="L1">
        <text:list-item>
          <text:p text:style-name="P11">Cosette has been kidnapped by a group of renegade cowboys. <text:s/>They have her locked in a train car that is moving at 7 m/s to the east. <text:s/>Robert, the hero of the movie, is attempting to catch up to the train by riding a horse at 9 m/s to the east. <text:s/>If he starts 40 meters behind the train, how long will it take him to catch up?</text:p>
          <text:list>
            <text:list-item>
              <text:p text:style-name="P11">2.5 s</text:p>
            </text:list-item>
            <text:list-item>
              <text:p text:style-name="P11">4.444 s</text:p>
            </text:list-item>
            <text:list-item>
              <text:p text:style-name="P11">20 s</text:p>
            </text:list-item>
            <text:list-item>
              <text:p text:style-name="P11">127 s</text:p>
            </text:list-item>
          </text:list>
        </text:list-item>
      </text:list>
      <text:p text:style-name="P12"/>
      <text:list xml:id="list75559066546652" text:continue-numbering="true" text:style-name="L1">
        <text:list-item>
          <text:p text:style-name="P13">You are driving from El Paso to Albuquerque, a distance of 270 miles. <text:s/>You drive with an average speed of 60 MPH. <text:s/>How long does the trip take?</text:p>
          <text:list>
            <text:list-item>
              <text:p text:style-name="P13">0.222 Hours</text:p>
            </text:list-item>
            <text:list-item>
              <text:p text:style-name="P13">3 Hours</text:p>
            </text:list-item>
            <text:list-item>
              <text:p text:style-name="P13">4.5 Hours</text:p>
            </text:list-item>
            <text:list-item>
              <text:p text:style-name="P13">16200 Hours</text:p>
            </text:list-item>
          </text:list>
        </text:list-item>
      </text:list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T3" style:family="text">
      <style:text-properties officeooo:rsid="002773e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52in" svg:y="-0.2862in" svg:width="0.7709in" svg:height="0.6016in" draw:z-index="0"><draw:image xlink:href="Pictures/1000020000000104000000CB24525A87.gif" xlink:type="simple" xlink:show="embed" xlink:actuate="onLoad"/></draw:frame> <text:s text:c="17"/><text:span text:style-name="MT1">Name: <text:tab/><text:tab/></text:span><text:span text:style-name="MT1"><text:date style:data-style-name="N37" text:date-value="2015-09-04T07:55:57.114458223" text:date-adjust="PT24H00M00S">09/05/15</text:date></text:span></text:p>
      </style:header>
      <style:footer>
        <text:p text:style-name="MP1">1<text:span text:style-name="MT2">st</text:span> Nine Weeks<text:tab/><text:page-number text:select-page="current">1</text:page-number>/<text:page-count>1</text:page-count><text:tab/><text:span text:style-name="MT3">Quiz</text:span> <text:variable-get text:name="Assignment" style:data-style-name="N0">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7:14:59.976420995</meta:creation-date>
    <meta:editing-duration>PT40M54S</meta:editing-duration>
    <meta:editing-cycles>9</meta:editing-cycles>
    <meta:generator>LibreOffice/4.3.7.2$Linux_X86_64 LibreOffice_project/430$Build-2</meta:generator>
    <dc:date>2015-09-04T07:55:57.054280554</dc:date>
    <meta:document-statistic meta:table-count="0" meta:image-count="1" meta:object-count="8" meta:page-count="1" meta:paragraph-count="28" meta:word-count="325" meta:character-count="1665" meta:non-whitespace-character-count="1349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n>0.5</mn>
      </mrow>
      <mi mathvariant="italic">miles</mi>
    </mrow>
    <annotation encoding="StarMath 5.0">d = 0.5 miles</annotation>
  </semantics>
</math>
</file>

<file path=Object 2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.5</mn>
      </mrow>
      <mi mathvariant="italic">miles</mi>
      <mi mathvariant="italic">East</mi>
    </mrow>
    <annotation encoding="StarMath 5.0">vec d = 0.5 miles East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4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n>0</mn>
      </mrow>
      <mi mathvariant="italic">miles</mi>
    </mrow>
    <annotation encoding="StarMath 5.0">d = 0 miles</annotation>
  </semantics>
</math>
</file>

<file path=Object 6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8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1</mn>
      </mrow>
      <mi mathvariant="italic">miles</mi>
      <mi mathvariant="italic">East</mi>
    </mrow>
    <annotation encoding="StarMath 5.0">vec d = 1 miles East</annotation>
  </semantics>
</math>
</file>